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tamins and Minerals</text:p>
      <text:p text:style-name="P1">February 26, 2016</text:p>
      <text:p text:style-name="P1"/>
      <text:p text:style-name="Standard">When I was in college, our athletic trainer recommended that all athletes should take vitamin C because they helped strengthen the immune system. <text:s/>So I started taking them. <text:s/>After that I started hearing about multivitamins and figured how could they hurt. <text:s/>I started taking them. <text:s/>Every so often when I felt what I thought was unusually tired, I would take vitamin B and/or iron tablets. When I was in my fifties I occasionally had slight discomfort in my right knee. <text:s/>It has never hurt a lot and it never slowed me down. <text:s/>But when I heard that glucosamine and chondroitin (G&amp;C) helped with joint discomfort, I decided to take these tablets too. <text:s/>I continued taking suppliments well into my sixties even though I could not say for sure if they helped. <text:s/>Every once in awhile I would have slight stomach discomfort. <text:s/>I had recommended G&amp;C to a friend who tried them and later reported that he thought they upset his stomach. <text:s/>About 10 years ago after considering my friend's comments and my own stomach discomforts, I decided not only to stop taking G&amp;C but also vitamin C and the multivitamin tablets too. <text:s/>Also, I haven't taken vitamin B or iron since then. <text:s/>This was about the same time I started running <text:s/>ultramarathons. <text:s/>My stomach felt better and my energy level didn't seem to change. <text:s/>I continue to eat three well balanced meals a day. <text:s text:c="2"/></text:p>
      <text:p text:style-name="Standard"/>
      <text:p text:style-name="Standard">In 2010 I was running the Canandaigua 50 mile run for the first time. <text:s/>At about the 30 mile mark my legs started cramping. <text:s/>Luckily a crew person who was helping other runners noticed my discomfort and suggested I take some Saltsticks. <text:s/>She gave me one to take then and a few to take over the next few miles. <text:s/>They worked like magic. <text:s/>At the 35 mile mark I was running well and I finished strong. <text:s text:c="2"/>Later I read that Saltsticks contain magnesium, potassium, calcium, sodium, and vitamin D. <text:s/>I think my diet has plenty of calcium, sodium, and vitamin D but probably doesn't have enough magnesium and potassium. <text:s/>So to suppliment the good meals that I eat, I take a magnesium tablet (250 mg) and a potassium tablet (595 mg) almost every day. <text:s/>And during an ultramarathons I take a saltstick every hour or so. <text:s text:c="2"/></text:p>
      <text:p text:style-name="Standard"><text:s/></text:p>
      <text:p text:style-name="Standard">I am not a nutrition expert by any means. <text:s/>I am simply presenting my thoughts on the subject. <text:s/>Nancy Clark's book “Food Guide for Marathoners” has been helpful for me and I would be very happy to read your comments and suggestions, so please send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2T14:03:20.74</meta:creation-date>
    <dc:date>2016-02-26T15:23:11.40</dc:date>
    <dc:creator>James Lombardi</dc:creator>
    <meta:editing-duration>PT1H40M9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1" meta:paragraph-count="6" meta:word-count="432" meta:character-count="2444"/>
  </office:meta>
</office:document-meta>
</file>